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9e7" officeooo:paragraph-rsid="001489e7"/>
    </style:style>
    <style:style style:name="P2" style:family="paragraph" style:parent-style-name="Standard">
      <style:text-properties officeooo:rsid="0014cd39" officeooo:paragraph-rsid="0014cd39"/>
    </style:style>
    <style:style style:name="P3" style:family="paragraph" style:parent-style-name="Standard">
      <style:text-properties officeooo:rsid="00169d59" officeooo:paragraph-rsid="00169d59"/>
    </style:style>
    <style:style style:name="P4" style:family="paragraph" style:parent-style-name="Standard">
      <style:text-properties officeooo:rsid="0016aed6" officeooo:paragraph-rsid="0016aed6"/>
    </style:style>
    <style:style style:name="P5" style:family="paragraph" style:parent-style-name="Standard">
      <style:text-properties officeooo:rsid="00187701" officeooo:paragraph-rsid="00187701"/>
    </style:style>
    <style:style style:name="T1" style:family="text">
      <style:text-properties officeooo:rsid="001489e7"/>
    </style:style>
    <style:style style:name="T2" style:family="text">
      <style:text-properties officeooo:rsid="0014cd39"/>
    </style:style>
    <style:style style:name="T3" style:family="text">
      <style:text-properties officeooo:rsid="0016aed6"/>
    </style:style>
    <style:style style:name="T4" style:family="text">
      <style:text-properties officeooo:rsid="001d11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1 </text:span>- Hook - resolución</text:p>
      <text:p text:style-name="Standard"/>
      <text:p text:style-name="Standard"/>
      <text:p text:style-name="Standard"><text:span text:style-name="T1">2 </text:span>- intro - tema - preguntas - el anfitrion</text:p>
      <text:p text:style-name="Standard">- el mercader viajante</text:p>
      <text:p text:style-name="Standard"/>
      <text:p text:style-name="P2"><text:s/></text:p>
      <text:p text:style-name="P1">3 - escenario</text:p>
      <text:p text:style-name="P1">- el mercado de Rainbowtown</text:p>
      <text:p text:style-name="Standard"/>
      <text:p text:style-name="P2">la vendedora de pan (parte 1)</text:p>
      <text:p text:style-name="P2"/>
      <text:p text:style-name="P2"/>
      <text:p text:style-name="P2">4 - Background Flashback</text:p>
      <text:p text:style-name="P2"/>
      <text:p text:style-name="P2">el vendedor de antiguedades (parte 1)</text:p>
      <text:p text:style-name="P2"/>
      <text:p text:style-name="P2">el ladron (parte 1)</text:p>
      <text:p text:style-name="P2"/>
      <text:p text:style-name="P3">5 - Desarrollo</text:p>
      <text:p text:style-name="P3"/>
      <text:p text:style-name="P3">- la nina <text:span text:style-name="T2">(parte 1)</text:span></text:p>
      <text:p text:style-name="P3"/>
      <text:p text:style-name="P3">- el amuleto - la vendedora de pan <text:span text:style-name="T2">(parte </text:span>2<text:span text:style-name="T2">)</text:span></text:p>
      <text:p text:style-name="P3"/>
      <text:p text:style-name="P3">- el robo - la nina <text:span text:style-name="T2">(parte </text:span>2<text:span text:style-name="T2">)</text:span></text:p>
      <text:p text:style-name="P3"/>
      <text:p text:style-name="P3">- <text:span text:style-name="T4">la </text:span>recuperacion<text:span text:style-name="T4"> del amuleto</text:span> - el ladron (parte 2)</text:p>
      <text:p text:style-name="P3"/>
      <text:p text:style-name="P3">- buscando transporte - el anticuario <text:span text:style-name="T2">(parte </text:span>2<text:span text:style-name="T2">)</text:span></text:p>
      <text:p text:style-name="P3"/>
      <text:p text:style-name="P3">6 - Cliffhanger </text:p>
      <text:p text:style-name="P3">- el espejo <text:s/>- la nina <text:s/><text:span text:style-name="T2">(parte </text:span>3<text:span text:style-name="T2">)</text:span></text:p>
      <text:p text:style-name="P3"/>
      <text:p text:style-name="P3">7 - LABORATORIO</text:p>
      <text:p text:style-name="P3"/>
      <text:p text:style-name="P3">8 - Climax</text:p>
      <text:p text:style-name="P3"/>
      <text:p text:style-name="P3">- siete gemelas identicas - la nina <text:s/><text:span text:style-name="T2">(parte </text:span>4<text:span text:style-name="T2">)</text:span></text:p>
      <text:p text:style-name="P3"/>
      <text:p text:style-name="P4">9 - Reflexion - la percepcion de la realidad</text:p>
      <text:p text:style-name="P4"/>
      <text:p text:style-name="P4"/>
      <text:p text:style-name="P3"><text:span text:style-name="T3">10</text:span> - Cliffhanger - fin del capitulo</text:p>
      <text:p text:style-name="P3"/>
      <text:p text:style-name="P5">- el camino corto</text:p>
      <text:p text:style-name="P5"/>
      <text:p text:style-name="Horizontal_20_Line"/>
      <text:p text:style-name="P3"><text:soft-page-break/></text:p>
      <text:p text:style-name="P3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0T17:05:01.397000000</meta:creation-date>
    <meta:generator>LibreOffice/7.3.5.2$Windows_X86_64 LibreOffice_project/184fe81b8c8c30d8b5082578aee2fed2ea847c01</meta:generator>
    <dc:date>2025-05-10T18:12:56.630000000</dc:date>
    <meta:editing-duration>PT47M31S</meta:editing-duration>
    <meta:editing-cycles>6</meta:editing-cycles>
    <meta:document-statistic meta:table-count="0" meta:image-count="0" meta:object-count="0" meta:page-count="2" meta:paragraph-count="24" meta:word-count="137" meta:character-count="656" meta:non-whitespace-character-count="537"/>
  </office:meta>
</office:document-meta>
</file>